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7b419" officeooo:paragraph-rsid="0007b4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1 Nicolas Vouilloux 2C </text:p>
      <text:p text:style-name="P1"/>
      <text:p text:style-name="P1"/>
      <text:p text:style-name="P1">Exercice 1 </text:p>
      <text:p text:style-name="P1"/>
      <text:p text:style-name="P1">a) Donne le prix minimum du type chalet 2 en pleine saison </text:p>
      <text:p text:style-name="P1">Il renvoie :</text:p>
      <text:p text:style-name="P1"><text:tab/>-460 </text:p>
      <text:p text:style-name="P1"/>
      <text:p text:style-name="P1">b) Donne les numéro et noms des camping qui propose le chalets numéro 2 en pleine saison au prix le plus bas parmi les prix proposée.</text:p>
      <text:p text:style-name="P1">Il renvoie : </text:p>
      <text:p text:style-name="P1"><text:tab/>-6 Fief-Melin</text:p>
      <text:p text:style-name="P1"><text:tab/>-7 Les Granges</text:p>
      <text:p text:style-name="P1"><text:tab/>-12 Le Caussonel</text:p>
      <text:p text:style-name="P1"/>
      <text:p text:style-name="P1">c)Affiche les noms et numéro qui propose tout les types de chalets de capacité 6</text:p>
      <text:p text:style-name="P1">Il renvoie : </text:p>
      <text:p text:style-name="P1"><text:tab/>-5 Les Gros-Joncs</text:p>
      <text:p text:style-name="P1"><text:tab/>-8 Aqua viva</text:p>
      <text:p text:style-name="P1"><text:tab/>-9 Soleil Plage</text:p>
      <text:p text:style-name="P1"><text:tab/>-11 La Rivière</text:p>
      <text:p text:style-name="P1"><text:tab/>-12 Le Caussonel</text:p>
      <text:p text:style-name="P1"/>
      <text:p text:style-name="P1">Exercice 2</text:p>
      <text:p text:style-name="P1"/>
      <text:p text:style-name="P1">a)</text:p>
      <text:p text:style-name="P1">Select Distinct nomCamping,nomActivite</text:p>
      <text:p text:style-name="P1">From activite</text:p>
      <text:p text:style-name="P1">inner join acticamping on acticamping.numactivite=activite.numactivite</text:p>
      <text:p text:style-name="P1">inner join camping on camping.numactivite=acticamping.numactivite</text:p>
      <text:p text:style-name="P1">where prixactivite &lt;’3’</text:p>
      <text:p text:style-name="P1"/>
      <text:p text:style-name="P1">b)</text:p>
      <text:p text:style-name="P1">Select Max (acticamping.prixactivite)as prixmaximumdisponible</text:p>
      <text:p text:style-name="P1">From acticamping </text:p>
      <text:p text:style-name="P1">inner join camping on camping.numactivite=acticamping.numactivite</text:p>
      <text:p text:style-name="P1">where nomcamping = ‘Forêt’</text:p>
      <text:p text:style-name="P1"/>
      <text:p text:style-name="P1">c)</text:p>
      <text:p text:style-name="P1">Select Distinct numcamping,nomcamping</text:p>
      <text:p text:style-name="P1">From acticamping </text:p>
      <text:p text:style-name="P1">inner join camping on camping.numactivite=acticamping.numactivite</text:p>
      <text:p text:style-name="P1">where ac.prixactivite&gt;(Select Max (acticamping.prixactivite)as prixmaximumdisponible</text:p>
      <text:p text:style-name="P1"><text:tab/>From acticamping </text:p>
      <text:p text:style-name="P1"><text:tab/>inner join camping on camping.numactivite=acticamping.numactivite</text:p>
      <text:p text:style-name="P1"><text:tab/>where nomcamping = ‘Forêt’)</text:p>
      <text:p text:style-name="P1"><text:tab/></text:p>
      <text:p text:style-name="P1"/>
      <text:p text:style-name="P1"/>
      <text:p text:style-name="P1"/>
      <text:p text:style-name="P1"/>
      <text:p text:style-name="P1"><text:soft-page-break/>d)</text:p>
      <text:p text:style-name="P1">Select nomcamping,numcamping</text:p>
      <text:p text:style-name="P1">From camping </text:p>
      <text:p text:style-name="P1">inner join acticamping on camping.numcamping = acticamping.numcamping</text:p>
      <text:p text:style-name="P1">group by nomcamping,numcamping</text:p>
      <text:p text:style-name="P1">having count (*) &gt; (select count (*)</text:p>
      <text:p text:style-name="P1"><text:tab/>from acticamping </text:p>
      <text:p text:style-name="P1"><text:tab/>inner join camping on acticamping.numcamping=camping.numcamping</text:p>
      <text:p text:style-name="P1"><text:tab/>where camping.nomcamping = ‘Aqua Viva’)</text:p>
      <text:p text:style-name="P1"/>
      <text:p text:style-name="P1">e)</text:p>
      <text:p text:style-name="P1">Select distinct nomactivite </text:p>
      <text:p text:style-name="P1">From activite</text:p>
      <text:p text:style-name="P1">inner join acticamping on acticamping.numactivite=activite.numactivite</text:p>
      <text:p text:style-name="P1">inner join camping on camping.numactivite=acticamping.numactivite</text:p>
      <text:p text:style-name="P1">where camping.nbetoiles = 3</text:p>
      <text:p text:style-name="P1"/>
      <text:p text:style-name="P1">d)</text:p>
      <text:p text:style-name="P1">select distinct nomactivite </text:p>
      <text:p text:style-name="P1">From activite</text:p>
      <text:p text:style-name="P1">inner join acticamping on acticamping.numactivite=activite.numactivite</text:p>
      <text:p text:style-name="P1">inner join camping on camping.numactivite=acticamping.numactivite</text:p>
      <text:p text:style-name="P1">where camping.nbetoiles = 3</text:p>
      <text:p text:style-name="P1">having count(*)= (count (*)</text:p>
      <text:p text:style-name="P1"><text:tab/>from camping </text:p>
      <text:p text:style-name="P1"><text:tab/>where nbetoiles = 3) </text:p>
      <text:p text:style-name="P1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6:15:22.463068038</meta:creation-date>
    <dc:date>2024-02-05T17:41:20.114020806</dc:date>
    <meta:editing-duration>PT1H25M58S</meta:editing-duration>
    <meta:editing-cycles>1</meta:editing-cycles>
    <meta:document-statistic meta:table-count="0" meta:image-count="0" meta:object-count="0" meta:page-count="2" meta:paragraph-count="63" meta:word-count="240" meta:character-count="1961" meta:non-whitespace-character-count="1748"/>
    <meta:generator>LibreOffice/7.4.7.2$Linux_X86_64 LibreOffice_project/40$Build-2</meta:generator>
  </office:meta>
</office:document-meta>
</file>